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ccff" draw:textarea-horizontal-align="justify" draw:textarea-vertical-align="top" draw:auto-grow-height="false" fo:min-height="3.198cm" fo:min-width="3.183cm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ccccff" draw:textarea-horizontal-align="justify" draw:textarea-vertical-align="top" draw:auto-grow-height="false" fo:min-height="3.198cm" fo:min-width="3.635cm" style:writing-mode="lr-tb" loext:decorative="false"/>
      <style:paragraph-properties style:writing-mode="lr-tb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39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78cm" fo:min-width="1.624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ff0000" draw:textarea-horizontal-align="justify" draw:textarea-vertical-align="middle" draw:auto-grow-height="false" fo:min-height="0.37cm" fo:min-width="0.947cm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 loext:decorative="false"/>
    </style:style>
    <style:style style:name="gr8" style:family="graphic" style:parent-style-name="objectwithoutfill">
      <style:graphic-properties draw:fill="none" draw:textarea-horizontal-align="center" draw:textarea-vertical-align="middle" loext:decorative="false"/>
    </style:style>
    <style:style style:name="P1" style:family="paragraph">
      <style:paragraph-properties fo:text-align="center"/>
      <style:text-properties fo:font-size="9.5pt" style:text-underline-style="solid" style:text-underline-width="auto" style:text-underline-color="font-color" style:font-size-asian="10pt" style:font-size-complex="10pt"/>
    </style:style>
    <style:style style:name="P2" style:family="paragraph">
      <loext:graphic-properties draw:fill="solid" draw:fill-color="#ccccff"/>
      <style:paragraph-properties fo:text-align="center" style:writing-mode="lr-tb"/>
      <style:text-properties fo:font-size="9.5pt" style:text-underline-style="solid" style:text-underline-width="auto" style:text-underline-color="font-color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 style:writing-mode="lr-tb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8pt" style:font-size-asian="8pt" style:font-size-complex="8pt"/>
    </style:style>
    <style:style style:name="P9" style:family="paragraph">
      <loext:graphic-properties draw:fill="solid" draw:fill-color="#ff0000"/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" style:family="text">
      <style:text-properties fo:font-size="10pt" style:text-underline-style="none" fo:background-color="#ff8000" style:font-size-asian="10pt" style:font-size-complex="10pt"/>
    </style:style>
    <style:style style:name="T3" style:family="text">
      <style:text-properties fo:color="#000000" loext:opacity="100%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4" style:family="text">
      <style:text-properties fo:color="#ff4000" loext:opacity="100%" style:text-line-through-style="solid" style:text-line-through-type="single"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055cm" svg:height="3.82cm" svg:x="8.872cm" svg:y="0.781cm">
          <text:p text:style-name="P1"><text:span text:style-name="T1">Active Server</text:span></text:p>
          <text:p text:style-name="P1"><text:span text:style-name="T1"/></text:p>
          <text:p text:style-name="P1"><text:span text:style-name="T1"/></text:p>
          <text:p text:style-name="P1"><text:span text:style-name="T2">MirrorAcceptor</text:span></text:p>
          <text:p text:style-name="P1"><text:span text:style-name="T1"/></text:p>
          <text:p text:style-name="P1"><text:span text:style-name="T3">ClientsAccep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" draw:text-style-name="P2" draw:layer="layout" svg:width="4.507cm" svg:height="3.82cm" svg:x="0.759cm" svg:y="0.781cm">
          <text:p text:style-name="P1"><text:span text:style-name="T1">Passive Server</text:span></text:p>
          <text:p text:style-name="P1"><text:span text:style-name="T1"/></text:p>
          <text:p text:style-name="P1"><text:span text:style-name="T1"/></text:p>
          <text:p text:style-name="P1"><text:span text:style-name="T2">MirrorAcceptor</text:span></text:p>
          <text:p text:style-name="P1"><text:span text:style-name="T1"/></text:p>
          <text:p text:style-name="P1"><text:span text:style-name="T4">ClientsAccep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3" draw:text-style-name="P3" draw:layer="layout" svg:x1="5.266cm" svg:y1="2.532cm" svg:x2="8.872cm" svg:y2="2.532cm">
          <text:p/>
        </draw:line>
        <draw:frame draw:style-name="gr4" draw:text-style-name="P5" draw:layer="layout" svg:width="2.603cm" svg:height="0.989cm" svg:x="5.929cm" svg:y="1.916cm">
          <draw:text-box>
            <text:p text:style-name="P4"><text:span text:style-name="T5">Dual mirror</text:span></text:p>
          </draw:text-box>
        </draw:frame>
        <draw:custom-shape draw:style-name="gr5" draw:text-style-name="P7" draw:layer="layout" svg:width="3.004cm" svg:height="2.018cm" svg:x="6.09cm" svg:y="6.17cm">
          <text:p text:style-name="P6"><text:span text:style-name="T5">Cli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2.045cm" svg:height="0.876cm" svg:x="6.045cm" svg:y="3.27cm">
          <text:p text:style-name="P8"><text:span text:style-name="T6">L</text:span><text:span text:style-name="T6">o</text:span><text:span text:style-name="T6">c</text:span><text:span text:style-name="T6">k</text:span></text:p>
          <text:p text:style-name="P8"><text:span text:style-name="T6">F</text:span><text:span text:style-name="T6">o</text:span><text:span text:style-name="T6">r</text:span><text:span text:style-name="T6"> </text:span><text:span text:style-name="T6">C</text:span><text:span text:style-name="T6">l</text:span><text:span text:style-name="T6">i</text:span><text:span text:style-name="T6">e</text:span><text:span text:style-name="T6">n</text:span><text:span text:style-name="T6">t</text:span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0" draw:layer="measurelines" svg:x1="9.09cm" svg:y1="7.27cm" svg:x2="10.59cm" svg:y2="3.77cm">
          <text:p/>
        </draw:line>
        <draw:line draw:style-name="gr8" draw:text-style-name="P10" draw:layer="measurelines" svg:x1="8.09cm" svg:y1="3.77cm" svg:x2="9.59cm" svg:y2="3.27cm">
          <text:p/>
        </draw:line>
        <draw:custom-shape draw:style-name="gr5" draw:text-style-name="P7" draw:layer="measurelines" svg:width="3.004cm" svg:height="2.018cm" svg:x="6.191cm" svg:y="6.271cm">
          <text:p text:style-name="P6"><text:span text:style-name="T5">Cli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measurelines" svg:width="3.004cm" svg:height="2.018cm" svg:x="6.291cm" svg:y="6.371cm">
          <text:p text:style-name="P6"><text:span text:style-name="T5">Cli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measurelines" svg:width="3.004cm" svg:height="2.018cm" svg:x="6.491cm" svg:y="6.571cm">
          <text:p text:style-name="P6"><text:span text:style-name="T5">Cli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measurelines" svg:width="3.004cm" svg:height="2.018cm" svg:x="6.691cm" svg:y="6.771cm">
          <text:p text:style-name="P6"><text:span text:style-name="T5">Cli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.27cm" fo:margin-bottom="1.27cm" fo:margin-left="1.59cm" fo:margin-right="1.59cm" fo:page-width="13.97cm" fo:page-height="9.65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eff Mesnil</meta:initial-creator>
    <meta:creation-date>2009-10-16T14:08:27</meta:creation-date>
    <dc:date>2026-01-28T09:26:25.701837369</dc:date>
    <meta:editing-duration>PT1H32M7S</meta:editing-duration>
    <meta:editing-cycles>11</meta:editing-cycles>
    <meta:generator>LibreOffice/25.2.7.2$Linux_X86_64 LibreOffice_project/520$Build-2</meta:generator>
    <meta:document-statistic meta:object-count="12"/>
  </office:meta>
</office:document-meta>
</file>